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02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stroke="none" draw:fill="none" fo:min-height="0.95cm"/>
    </style:style>
    <style:style style:name="gr9" style:family="graphic" style:parent-style-name="standard">
      <style:graphic-properties draw:stroke="none" svg:stroke-color="#000000" draw:fill="none" draw:fill-color="#ffffff" fo:min-height="1.008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949cm"/>
    </style:style>
    <style:style style:name="gr11" style:family="graphic" style:parent-style-name="standard">
      <style:graphic-properties draw:stroke="none" svg:stroke-color="#000000" draw:fill="none" draw:fill-color="#ffffff" fo:min-height="1.042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949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949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949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949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949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949cm"/>
    </style:style>
    <style:style style:name="gr18" style:family="graphic" style:parent-style-name="standard">
      <style:graphic-properties draw:textarea-horizontal-align="justify" draw:textarea-vertical-align="middle" draw:auto-grow-height="false" fo:min-height="0.639cm" fo:min-width="1.243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1.199cm" svg:x="0.873cm" svg:y="1.96cm">
          <draw:text-box>
            <text:p><text:span text:style-name="T1">Cliente ID </text:span></text:p>
            <text:p><text:span text:style-name="T1">Customer ID</text:span></text:p>
          </draw:text-box>
        </draw:frame>
        <draw:frame draw:style-name="gr2" draw:text-style-name="P2" draw:layer="layout" svg:width="0.502cm" svg:height="1.187cm" svg:x="15.351cm" svg:y="6.842cm">
          <draw:text-box>
            <text:p/>
          </draw:text-box>
        </draw:frame>
        <draw:custom-shape draw:style-name="gr3" draw:text-style-name="P4" draw:layer="layout" svg:width="2.54cm" svg:height="0.889cm" svg:x="4.175cm" svg:y="2.143cm">
          <text:p text:style-name="P3"><text:span text:style-name="T1">Auto\Search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3.429cm" svg:height="1.199cm" svg:x="12.43cm" svg:y="2.016cm">
          <draw:text-box>
            <text:p><text:span text:style-name="T2">Primer Nombre</text:span></text:p>
            <text:p><text:span text:style-name="T2">First Name</text:span></text:p>
          </draw:text-box>
        </draw:frame>
        <draw:frame draw:style-name="gr4" draw:text-style-name="P6" draw:layer="layout" svg:width="19.59cm" svg:height="1.016cm" svg:x="0.999cm" svg:y="1cm">
          <draw:text-box>
            <text:p text:style-name="P3"><text:span text:style-name="T3">Detalles de Ubicación \ Location Detail</text:span></text:p>
          </draw:text-box>
        </draw:frame>
        <draw:frame draw:style-name="gr1" draw:text-style-name="P5" draw:layer="layout" svg:width="2.921cm" svg:height="1.199cm" svg:x="7.096cm" svg:y="1.96cm">
          <draw:text-box>
            <text:p><text:span text:style-name="T2">Apellido</text:span></text:p>
            <text:p><text:span text:style-name="T2">Last Name</text:span></text:p>
          </draw:text-box>
        </draw:frame>
        <draw:custom-shape draw:style-name="gr3" draw:text-style-name="P4" draw:layer="layout" svg:width="2.54cm" svg:height="0.889cm" svg:x="9.636cm" svg:y="2.143cm">
          <text:p text:style-name="P3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0.889cm" svg:x="15.859cm" svg:y="2.143cm">
          <text:p text:style-name="P3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19.59cm" svg:height="0.762cm" svg:x="1cm" svg:y="4.429cm">
          <draw:text-box>
            <text:p text:style-name="P3"><text:span text:style-name="T4">Ubicación de Facturación \ Billing Location</text:span></text:p>
          </draw:text-box>
        </draw:frame>
        <draw:frame draw:style-name="gr1" draw:text-style-name="P1" draw:layer="layout" svg:width="2.286cm" svg:height="1.199cm" svg:x="1cm" svg:y="5.247cm">
          <draw:text-box>
            <text:p><text:span text:style-name="T1">Numero</text:span></text:p>
            <text:p><text:span text:style-name="T1">Number</text:span></text:p>
          </draw:text-box>
        </draw:frame>
        <draw:custom-shape draw:style-name="gr3" draw:text-style-name="P4" draw:layer="layout" svg:width="2.54cm" svg:height="0.889cm" svg:x="3.54cm" svg:y="5.374cm">
          <text:p text:style-name="P3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778cm" svg:height="1.199cm" svg:x="6.207cm" svg:y="5.191cm">
          <draw:text-box>
            <text:p><text:span text:style-name="T1">Calle</text:span></text:p>
            <text:p><text:span text:style-name="T1">Street</text:span></text:p>
          </draw:text-box>
        </draw:frame>
        <draw:custom-shape draw:style-name="gr3" draw:text-style-name="P4" draw:layer="layout" svg:width="2.54cm" svg:height="0.889cm" svg:x="7.858cm" svg:y="5.374cm">
          <text:p text:style-name="P3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3.302cm" svg:height="1.27cm" svg:x="10.652cm" svg:y="5.247cm">
          <draw:text-box>
            <text:p><text:span text:style-name="T1">Codigo Postal</text:span></text:p>
            <text:p><text:span text:style-name="T1">Zip Code</text:span></text:p>
          </draw:text-box>
        </draw:frame>
        <draw:custom-shape draw:style-name="gr3" draw:text-style-name="P4" draw:layer="layout" svg:width="2.54cm" svg:height="0.889cm" svg:x="13.954cm" svg:y="5.374cm">
          <text:p text:style-name="P3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2.032cm" svg:height="1.27cm" svg:x="0.873cm" svg:y="6.39cm">
          <draw:text-box>
            <text:p><text:span text:style-name="T1">Ciudad</text:span></text:p>
            <text:p><text:span text:style-name="T1">City</text:span></text:p>
          </draw:text-box>
        </draw:frame>
        <draw:custom-shape draw:style-name="gr3" draw:text-style-name="P4" draw:layer="layout" svg:width="2.54cm" svg:height="0.889cm" svg:x="2.905cm" svg:y="6.517cm">
          <text:p text:style-name="P3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2.286cm" svg:height="1.27cm" svg:x="5.699cm" svg:y="6.334cm">
          <draw:text-box>
            <text:p><text:span text:style-name="T1">Estado</text:span></text:p>
            <text:p><text:span text:style-name="T1">State</text:span></text:p>
          </draw:text-box>
        </draw:frame>
        <draw:custom-shape draw:style-name="gr3" draw:text-style-name="P3" draw:layer="layout" svg:width="2.54cm" svg:height="0.889cm" svg:x="7.858cm" svg:y="6.588cm">
          <text:p text:style-name="P3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9.336cm" svg:height="0.725cm" svg:x="1cm" svg:y="7.514cm">
          <draw:text-box>
            <text:p text:style-name="P3"><text:span text:style-name="T4">Sitio de Servicio \ Service Site</text:span></text:p>
          </draw:text-box>
        </draw:frame>
        <draw:frame draw:style-name="gr1" draw:text-style-name="P1" draw:layer="layout" svg:width="2.286cm" svg:height="1.199cm" svg:x="1.127cm" svg:y="9.27cm">
          <draw:text-box>
            <text:p><text:span text:style-name="T1">Numero</text:span></text:p>
            <text:p><text:span text:style-name="T1">Number</text:span></text:p>
          </draw:text-box>
        </draw:frame>
        <draw:custom-shape draw:style-name="gr3" draw:text-style-name="P3" draw:layer="layout" svg:width="2.54cm" svg:height="0.889cm" svg:x="3.667cm" svg:y="9.397cm">
          <text:p text:style-name="P3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889cm" svg:x="7.985cm" svg:y="9.453cm">
          <text:p text:style-name="P3"><text:span text:style-name="T1">Search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302cm" svg:height="1.27cm" svg:x="10.779cm" svg:y="9.326cm">
          <draw:text-box>
            <text:p><text:span text:style-name="T1">Codigo Postal</text:span></text:p>
            <text:p><text:span text:style-name="T1">Zip Code</text:span></text:p>
          </draw:text-box>
        </draw:frame>
        <draw:custom-shape draw:style-name="gr3" draw:text-style-name="P4" draw:layer="layout" svg:width="2.54cm" svg:height="0.889cm" svg:x="14.081cm" svg:y="9.453cm">
          <text:p text:style-name="P3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889cm" svg:x="3.032cm" svg:y="10.596cm">
          <text:p text:style-name="P3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889cm" svg:x="7.477cm" svg:y="10.596cm">
          <text:p text:style-name="P3"><text:span text:style-name="T1">Search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848cm" svg:height="1.2cm" svg:x="1.057cm" svg:y="10.539cm">
          <draw:text-box>
            <text:p><text:span text:style-name="T1">Ciudad</text:span></text:p>
            <text:p><text:span text:style-name="T1">City</text:span></text:p>
          </draw:text-box>
        </draw:frame>
        <draw:frame draw:style-name="gr6" draw:text-style-name="P1" draw:layer="layout" svg:width="1.905cm" svg:height="1.27cm" svg:x="5.445cm" svg:y="10.469cm">
          <draw:text-box>
            <text:p><text:span text:style-name="T1">Estado</text:span></text:p>
            <text:p><text:span text:style-name="T1">State</text:span></text:p>
          </draw:text-box>
        </draw:frame>
        <draw:frame draw:style-name="gr1" draw:text-style-name="P1" draw:layer="layout" svg:width="1.778cm" svg:height="1.199cm" svg:x="6.207cm" svg:y="9.326cm">
          <draw:text-box>
            <text:p><text:span text:style-name="T1">Calle</text:span></text:p>
            <text:p><text:span text:style-name="T1">Street</text:span></text:p>
          </draw:text-box>
        </draw:frame>
        <draw:frame draw:style-name="gr1" draw:text-style-name="P9" draw:layer="layout" svg:width="2.921cm" svg:height="1.199cm" svg:x="0.873cm" svg:y="8.071cm">
          <draw:text-box>
            <text:p><text:span text:style-name="T5">Ubicación ID</text:span></text:p>
            <text:p><text:span text:style-name="T5">Location ID</text:span></text:p>
          </draw:text-box>
        </draw:frame>
        <draw:custom-shape draw:style-name="gr3" draw:text-style-name="P3" draw:layer="layout" svg:width="2.54cm" svg:height="0.889cm" svg:x="3.794cm" svg:y="8.254cm">
          <text:p text:style-name="P3"><text:span text:style-name="T1">Auto\Search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08cm" svg:height="1.199cm" svg:x="10.144cm" svg:y="10.596cm">
          <draw:text-box>
            <text:p><text:span text:style-name="T1">Balance de Ubicación</text:span></text:p>
            <text:p><text:span text:style-name="T1">Location Balance</text:span></text:p>
          </draw:text-box>
        </draw:frame>
        <draw:custom-shape draw:style-name="gr3" draw:text-style-name="P4" draw:layer="layout" svg:width="2.54cm" svg:height="0.889cm" svg:x="15.224cm" svg:y="10.723cm">
          <text:p text:style-name="P3"><text:span text:style-name="T1">Aut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317cm" svg:height="1.199cm" svg:x="8.113cm" svg:y="3.23cm">
          <draw:text-box>
            <text:p><text:span text:style-name="T1">Balance de Cliente</text:span></text:p>
            <text:p><text:span text:style-name="T1">Customer Balance</text:span></text:p>
          </draw:text-box>
        </draw:frame>
        <draw:custom-shape draw:style-name="gr3" draw:text-style-name="P4" draw:layer="layout" svg:width="2.54cm" svg:height="0.889cm" svg:x="12.049cm" svg:y="3.413cm">
          <text:p text:style-name="P3"><text:span text:style-name="T1">Auto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9.336cm" svg:height="0.725cm" svg:x="0.999cm" svg:y="11.795cm">
          <draw:text-box>
            <text:p text:style-name="P3"><text:span text:style-name="T6">Detalle de Facturación de </text:span><text:span text:style-name="T4">Ubicación \ Location Billing Details</text:span></text:p>
          </draw:text-box>
        </draw:frame>
        <draw:frame draw:style-name="gr7" draw:text-style-name="P10" draw:layer="layout" svg:width="19.59cm" svg:height="0.725cm" svg:x="0.999cm" svg:y="12.374cm">
          <draw:text-box>
            <text:p text:style-name="P3"><text:span text:style-name="T1">Enero \ January</text:span></text:p>
          </draw:text-box>
        </draw:frame>
        <draw:frame draw:style-name="gr9" draw:text-style-name="P1" draw:layer="layout" svg:width="3.429cm" svg:height="1.258cm" svg:x="1.126cm" svg:y="13.065cm">
          <draw:text-box>
            <text:p><text:span text:style-name="T1">Costo Mensual</text:span></text:p>
            <text:p><text:span text:style-name="T1">Monthly Cost</text:span></text:p>
          </draw:text-box>
        </draw:frame>
        <draw:custom-shape draw:style-name="gr3" draw:text-style-name="P4" draw:layer="layout" svg:width="2.54cm" svg:height="0.889cm" svg:x="4.428cm" svg:y="13.192cm">
          <text:p text:style-name="P3"><text:span text:style-name="T1">Manual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064cm" svg:height="1.199cm" svg:x="6.968cm" svg:y="13.065cm">
          <draw:text-box>
            <text:p text:style-name="P11"><text:span text:style-name="T1">Subtotal Mensual</text:span></text:p>
            <text:p><text:span text:style-name="T1">Monthly Subtotal</text:span></text:p>
          </draw:text-box>
        </draw:frame>
        <draw:custom-shape draw:style-name="gr3" draw:text-style-name="P4" draw:layer="layout" svg:width="2.54cm" svg:height="0.889cm" svg:x="10.651cm" svg:y="13.192cm">
          <text:p text:style-name="P3"><text:span text:style-name="T1">Auto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556cm" svg:height="1.27cm" svg:x="0.999cm" svg:y="14.208cm">
          <draw:text-box>
            <text:p><text:span text:style-name="T1">Comentarios 1</text:span></text:p>
            <text:p><text:span text:style-name="T1">Comments 1</text:span></text:p>
          </draw:text-box>
        </draw:frame>
        <draw:frame draw:style-name="gr1" draw:text-style-name="P1" draw:layer="layout" svg:width="3.302cm" svg:height="1.199cm" svg:x="1.126cm" svg:y="15.351cm">
          <draw:text-box>
            <text:p><text:span text:style-name="T1">Comentarios 2</text:span></text:p>
            <text:p><text:span text:style-name="T1">Comments 2</text:span></text:p>
          </draw:text-box>
        </draw:frame>
        <draw:frame draw:style-name="gr11" draw:text-style-name="P1" draw:layer="layout" svg:width="2.921cm" svg:height="1.292cm" svg:x="6.841cm" svg:y="14.186cm">
          <draw:text-box>
            <text:p><text:span text:style-name="T1">Adiciones 1</text:span></text:p>
            <text:p><text:span text:style-name="T1">Additions 1</text:span></text:p>
          </draw:text-box>
        </draw:frame>
        <draw:custom-shape draw:style-name="gr3" draw:text-style-name="P4" draw:layer="layout" svg:width="2.54cm" svg:height="0.889cm" svg:x="9.381cm" svg:y="14.335cm">
          <text:p text:style-name="P3"><text:span text:style-name="T1">Manual \ $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921cm" svg:height="1.27cm" svg:x="6.841cm" svg:y="15.351cm">
          <draw:text-box>
            <text:p><text:span text:style-name="T1">Adiciones 2</text:span></text:p>
            <text:p><text:span text:style-name="T1">Additions 2</text:span></text:p>
          </draw:text-box>
        </draw:frame>
        <draw:custom-shape draw:style-name="gr3" draw:text-style-name="P3" draw:layer="layout" svg:width="2.54cm" svg:height="0.889cm" svg:x="9.381cm" svg:y="15.478cm">
          <text:p text:style-name="P3"><text:span text:style-name="T1">Manual \ $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0.889cm" svg:x="4.301cm" svg:y="14.335cm">
          <text:p text:style-name="P3"><text:span text:style-name="T1">Manual</text:span></text:p>
          <text:p text:style-name="P3"><text:span text:style-name="T1">not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889cm" svg:x="4.301cm" svg:y="15.478cm">
          <text:p text:style-name="P13"><text:span text:style-name="T1">Manual</text:span></text:p>
          <text:p text:style-name="P3"><text:span text:style-name="T1">notes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.59cm" svg:height="0.725cm" svg:x="0.999cm" svg:y="16.494cm">
          <draw:text-box>
            <text:p text:style-name="P3"><text:span text:style-name="T1">Febrero \ February</text:span></text:p>
          </draw:text-box>
        </draw:frame>
        <draw:frame draw:style-name="gr9" draw:text-style-name="P1" draw:layer="layout" svg:width="3.429cm" svg:height="1.258cm" svg:x="1.126cm" svg:y="17.256cm">
          <draw:text-box>
            <text:p><text:span text:style-name="T1">Costo Mensual</text:span></text:p>
            <text:p><text:span text:style-name="T1">Monthly Cost</text:span></text:p>
          </draw:text-box>
        </draw:frame>
        <draw:custom-shape draw:style-name="gr3" draw:text-style-name="P3" draw:layer="layout" svg:width="2.54cm" svg:height="0.889cm" svg:x="4.428cm" svg:y="17.383cm">
          <text:p text:style-name="P3"><text:span text:style-name="T1">Manual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4.064cm" svg:height="1.199cm" svg:x="6.968cm" svg:y="17.256cm">
          <draw:text-box>
            <text:p text:style-name="P11"><text:span text:style-name="T1">Subtotal Mensual</text:span></text:p>
            <text:p><text:span text:style-name="T1">Monthly Subtotal</text:span></text:p>
          </draw:text-box>
        </draw:frame>
        <draw:custom-shape draw:style-name="gr3" draw:text-style-name="P3" draw:layer="layout" svg:width="2.54cm" svg:height="0.889cm" svg:x="10.651cm" svg:y="17.383cm">
          <text:p text:style-name="P3"><text:span text:style-name="T1">Auto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556cm" svg:height="1.27cm" svg:x="0.999cm" svg:y="18.399cm">
          <draw:text-box>
            <text:p><text:span text:style-name="T1">Comentarios 1</text:span></text:p>
            <text:p><text:span text:style-name="T1">Comments 1</text:span></text:p>
          </draw:text-box>
        </draw:frame>
        <draw:frame draw:style-name="gr1" draw:text-style-name="P1" draw:layer="layout" svg:width="3.302cm" svg:height="1.199cm" svg:x="1.126cm" svg:y="19.542cm">
          <draw:text-box>
            <text:p><text:span text:style-name="T1">Comentarios 2</text:span></text:p>
            <text:p><text:span text:style-name="T1">Comments 2</text:span></text:p>
          </draw:text-box>
        </draw:frame>
        <draw:frame draw:style-name="gr11" draw:text-style-name="P1" draw:layer="layout" svg:width="2.921cm" svg:height="1.292cm" svg:x="6.841cm" svg:y="18.377cm">
          <draw:text-box>
            <text:p><text:span text:style-name="T1">Adiciones 1</text:span></text:p>
            <text:p><text:span text:style-name="T1">Additions 1</text:span></text:p>
          </draw:text-box>
        </draw:frame>
        <draw:custom-shape draw:style-name="gr3" draw:text-style-name="P14" draw:layer="layout" svg:width="2.54cm" svg:height="0.889cm" svg:x="9.381cm" svg:y="18.526cm">
          <text:p text:style-name="P3"><text:span text:style-name="T1">Manual \ $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921cm" svg:height="1.27cm" svg:x="6.841cm" svg:y="19.542cm">
          <draw:text-box>
            <text:p><text:span text:style-name="T1">Adiciones 2</text:span></text:p>
            <text:p><text:span text:style-name="T1">Additions 2</text:span></text:p>
          </draw:text-box>
        </draw:frame>
        <draw:custom-shape draw:style-name="gr3" draw:text-style-name="P3" draw:layer="layout" svg:width="2.54cm" svg:height="0.889cm" svg:x="9.381cm" svg:y="19.669cm">
          <text:p text:style-name="P3"><text:span text:style-name="T1">Manual \ $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889cm" svg:x="4.301cm" svg:y="18.526cm">
          <text:p text:style-name="P13"><text:span text:style-name="T1">Manual</text:span></text:p>
          <text:p text:style-name="P3"><text:span text:style-name="T1">not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889cm" svg:x="4.301cm" svg:y="19.669cm">
          <text:p text:style-name="P13"><text:span text:style-name="T1">Manual</text:span></text:p>
          <text:p text:style-name="P3"><text:span text:style-name="T1">notes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3.429cm" svg:height="1.258cm" svg:x="1.126cm" svg:y="21.32cm">
          <draw:text-box>
            <text:p><text:span text:style-name="T1">Costo Mensual</text:span></text:p>
            <text:p><text:span text:style-name="T1">Monthly Cost</text:span></text:p>
          </draw:text-box>
        </draw:frame>
        <draw:custom-shape draw:style-name="gr3" draw:text-style-name="P3" draw:layer="layout" svg:width="2.54cm" svg:height="0.889cm" svg:x="4.428cm" svg:y="21.447cm">
          <text:p text:style-name="P3"><text:span text:style-name="T1">Manual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4.064cm" svg:height="1.199cm" svg:x="6.968cm" svg:y="21.32cm">
          <draw:text-box>
            <text:p text:style-name="P11"><text:span text:style-name="T1">Subtotal Mensual</text:span></text:p>
            <text:p><text:span text:style-name="T1">Monthly Subtotal</text:span></text:p>
          </draw:text-box>
        </draw:frame>
        <draw:custom-shape draw:style-name="gr3" draw:text-style-name="P3" draw:layer="layout" svg:width="2.54cm" svg:height="0.889cm" svg:x="10.651cm" svg:y="21.447cm">
          <text:p text:style-name="P3"><text:span text:style-name="T1">Auto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556cm" svg:height="1.27cm" svg:x="0.999cm" svg:y="22.463cm">
          <draw:text-box>
            <text:p><text:span text:style-name="T1">Comentarios 1</text:span></text:p>
            <text:p><text:span text:style-name="T1">Comments 1</text:span></text:p>
          </draw:text-box>
        </draw:frame>
        <draw:frame draw:style-name="gr1" draw:text-style-name="P1" draw:layer="layout" svg:width="3.302cm" svg:height="1.199cm" svg:x="1.126cm" svg:y="23.606cm">
          <draw:text-box>
            <text:p><text:span text:style-name="T1">Comentarios 2</text:span></text:p>
            <text:p><text:span text:style-name="T1">Comments 2</text:span></text:p>
          </draw:text-box>
        </draw:frame>
        <draw:frame draw:style-name="gr11" draw:text-style-name="P1" draw:layer="layout" svg:width="2.921cm" svg:height="1.292cm" svg:x="6.841cm" svg:y="22.441cm">
          <draw:text-box>
            <text:p><text:span text:style-name="T1">Adiciones 1</text:span></text:p>
            <text:p><text:span text:style-name="T1">Additions 1</text:span></text:p>
          </draw:text-box>
        </draw:frame>
        <draw:custom-shape draw:style-name="gr3" draw:text-style-name="P14" draw:layer="layout" svg:width="2.54cm" svg:height="0.889cm" svg:x="9.381cm" svg:y="22.59cm">
          <text:p text:style-name="P3"><text:span text:style-name="T1">Manual \ $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.921cm" svg:height="1.27cm" svg:x="6.841cm" svg:y="23.606cm">
          <draw:text-box>
            <text:p><text:span text:style-name="T1">Adiciones 2</text:span></text:p>
            <text:p><text:span text:style-name="T1">Additions 2</text:span></text:p>
          </draw:text-box>
        </draw:frame>
        <draw:custom-shape draw:style-name="gr3" draw:text-style-name="P3" draw:layer="layout" svg:width="2.54cm" svg:height="0.889cm" svg:x="9.381cm" svg:y="23.733cm">
          <text:p text:style-name="P3"><text:span text:style-name="T1">Manual \ $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889cm" svg:x="4.301cm" svg:y="22.59cm">
          <text:p text:style-name="P13"><text:span text:style-name="T1">Manual</text:span></text:p>
          <text:p text:style-name="P3"><text:span text:style-name="T1">not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0.889cm" svg:x="4.301cm" svg:y="23.733cm">
          <text:p text:style-name="P13"><text:span text:style-name="T1">Manual</text:span></text:p>
          <text:p text:style-name="P3"><text:span text:style-name="T1">notes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.59cm" svg:height="0.725cm" svg:x="0.999cm" svg:y="20.558cm">
          <draw:text-box>
            <text:p text:style-name="P3"><text:span text:style-name="T1">Marzo \ March</text:span></text:p>
          </draw:text-box>
        </draw:frame>
        <draw:frame draw:style-name="gr7" draw:text-style-name="P10" draw:layer="layout" svg:width="19.59cm" svg:height="0.725cm" svg:x="0.999cm" svg:y="24.659cm">
          <draw:text-box>
            <text:p text:style-name="P3"><text:span text:style-name="T1">Abril \ April</text:span></text:p>
          </draw:text-box>
        </draw:frame>
        <draw:frame draw:style-name="gr9" draw:text-style-name="P1" draw:layer="layout" svg:width="3.429cm" svg:height="1.258cm" svg:x="0.999cm" svg:y="25.269cm">
          <draw:text-box>
            <text:p><text:span text:style-name="T1">Costo Mensual</text:span></text:p>
            <text:p><text:span text:style-name="T1">Monthly Cost</text:span></text:p>
          </draw:text-box>
        </draw:frame>
        <draw:custom-shape draw:style-name="gr3" draw:text-style-name="P3" draw:layer="layout" svg:width="2.54cm" svg:height="0.889cm" svg:x="4.301cm" svg:y="25.396cm">
          <text:p text:style-name="P3"><text:span text:style-name="T1">Manual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4.064cm" svg:height="1.199cm" svg:x="6.841cm" svg:y="25.269cm">
          <draw:text-box>
            <text:p text:style-name="P11"><text:span text:style-name="T1">Subtotal Mensual</text:span></text:p>
            <text:p><text:span text:style-name="T1">Monthly Subtotal</text:span></text:p>
          </draw:text-box>
        </draw:frame>
        <draw:custom-shape draw:style-name="gr3" draw:text-style-name="P3" draw:layer="layout" svg:width="2.54cm" svg:height="0.889cm" svg:x="10.524cm" svg:y="25.396cm">
          <text:p text:style-name="P3"><text:span text:style-name="T1">Aut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45cm" svg:height="1.199cm" svg:x="1cm" svg:y="3.286cm">
          <draw:text-box>
            <text:p><text:span text:style-name="T1">Número de Teléfono </text:span></text:p>
            <text:p><text:span text:style-name="T1">Telephone Number</text:span></text:p>
          </draw:text-box>
        </draw:frame>
        <draw:custom-shape draw:style-name="gr3" draw:text-style-name="P4" draw:layer="layout" svg:width="2.54cm" svg:height="0.889cm" svg:x="5.572cm" svg:y="3.413cm">
          <text:p text:style-name="P3"><text:span text:style-name="T1">Search</text:span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3.175cm" svg:height="1.199cm" svg:x="12.811cm" svg:y="14.716cm">
          <draw:text-box>
            <text:p text:style-name="P11"><text:span text:style-name="T1">Total Mensual</text:span></text:p>
            <text:p><text:span text:style-name="T1">Monthly Total</text:span></text:p>
          </draw:text-box>
        </draw:frame>
        <draw:custom-shape draw:style-name="gr3" draw:text-style-name="P4" draw:layer="layout" svg:width="2.54cm" svg:height="0.889cm" svg:x="16.113cm" svg:y="14.843cm">
          <text:p text:style-name="P3"><text:span text:style-name="T1">Auto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175cm" svg:height="1.199cm" svg:x="13.065cm" svg:y="18.978cm">
          <draw:text-box>
            <text:p text:style-name="P11"><text:span text:style-name="T1">Total Mensual</text:span></text:p>
            <text:p><text:span text:style-name="T1">Monthly Total</text:span></text:p>
          </draw:text-box>
        </draw:frame>
        <draw:custom-shape draw:style-name="gr3" draw:text-style-name="P3" draw:layer="layout" svg:width="2.54cm" svg:height="0.889cm" svg:x="16.367cm" svg:y="19.105cm">
          <text:p text:style-name="P3"><text:span text:style-name="T1">Auto</text:span>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3.175cm" svg:height="1.199cm" svg:x="13.065cm" svg:y="22.915cm">
          <draw:text-box>
            <text:p text:style-name="P11"><text:span text:style-name="T1">Total Mensual</text:span></text:p>
            <text:p><text:span text:style-name="T1">Monthly Total</text:span></text:p>
          </draw:text-box>
        </draw:frame>
        <draw:custom-shape draw:style-name="gr3" draw:text-style-name="P3" draw:layer="layout" svg:width="2.54cm" svg:height="0.889cm" svg:x="16.367cm" svg:y="23.042cm">
          <text:p text:style-name="P3"><text:span text:style-name="T1">Auto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191cm" svg:height="1.27cm" svg:x="14.716cm" svg:y="3.286cm">
          <draw:text-box>
            <text:p><text:span text:style-name="T2">Año de Facturación</text:span></text:p>
            <text:p><text:span text:style-name="T2">Billing Year</text:span></text:p>
          </draw:text-box>
        </draw:frame>
        <draw:custom-shape draw:style-name="gr18" draw:text-style-name="P4" draw:layer="layout" svg:width="1.743cm" svg:height="0.889cm" svg:x="18.847cm" svg:y="3.484cm">
          <text:p text:style-name="P3"><text:span text:style-name="T1">Defaul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22:35:25.663000000</meta:creation-date>
    <dc:date>2018-08-15T12:17:20.173000000</dc:date>
    <meta:editing-duration>PT1H47M40S</meta:editing-duration>
    <meta:editing-cycles>9</meta:editing-cycles>
    <meta:generator>LibreOffice/6.0.6.2$Windows_X86_64 LibreOffice_project/0c292870b25a325b5ed35f6b45599d2ea4458e77</meta:generator>
    <meta:document-statistic meta:object-count="91"/>
  </office:meta>
</office:document-meta>
</file>